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296bf" officeooo:paragraph-rsid="000296bf"/>
    </style:style>
    <style:style style:name="P2" style:family="paragraph" style:parent-style-name="Text_20_body">
      <style:text-properties officeooo:rsid="0002fecb" officeooo:paragraph-rsid="0002fecb"/>
    </style:style>
    <style:style style:name="P3" style:family="paragraph" style:parent-style-name="Header">
      <style:text-properties officeooo:rsid="000296bf" officeooo:paragraph-rsid="000296bf"/>
    </style:style>
    <style:style style:name="P4" style:family="paragraph" style:parent-style-name="Title">
      <style:text-properties officeooo:rsid="000296bf" officeooo:paragraph-rsid="000296bf"/>
    </style:style>
    <style:style style:name="T1" style:family="text">
      <style:text-properties officeooo:rsid="0002fecb"/>
    </style:style>
    <style:style style:name="T2" style:family="text">
      <style:text-properties fo:font-style="italic" style:font-style-asian="italic" style:font-style-complex="italic"/>
    </style:style>
    <style:style style:name="T3" style:family="text">
      <style:text-properties officeooo:rsid="00038989"/>
    </style:style>
    <style:style style:name="T4" style:family="text">
      <style:text-properties fo:font-style="normal" fo:font-weight="normal" officeooo:rsid="00038989" style:font-style-asian="normal" style:font-weight-asian="normal" style:font-style-complex="normal" style:font-weight-complex="normal"/>
    </style:style>
    <style:style style:name="fr1" style:family="graphic" style:parent-style-name="Formula">
      <style:graphic-properties style:vertical-pos="from-top"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SA Cryptography</text:p>
      <text:h text:style-name="Heading_20_1" text:outline-level="1">Design</text:h>
      <text:p text:style-name="P1">I decided to use Java for this practical for a number of reasons. This was primarily because this was the language I was most familiar with. <text:span text:style-name="T1">I</text:span>n addition I found string manipulation operations <text:span text:style-name="T1">easier to use on Java, this was of some importance as it is often easier to read in massive numbers as strings initially.</text:span></text:p>
      <text:p text:style-name="P2">The <text:span text:style-name="T3">Java</text:span> library <text:span text:style-name="T2">Math</text:span> has a class <text:span text:style-name="T2">BigInteger </text:span><text:span text:style-name="T4">will be useful for dealing with large numbers. BigInteger objects theoretically don’t have an upper limit on the size of the value they can hold, however in practise the upper limit is determined by the hardware of the machi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296bf" officeooo:paragraph-rsid="000296bf"/>
    </style:style>
    <style:style style:name="Mfr1" style:family="graphic" style:parent-style-name="Formula">
      <style:graphic-properties style:vertical-pos="from-top" draw:ole-draw-aspec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180012798<text:tab/>CS3302<text:tab/><draw:frame draw:style-name="Mfr1" draw:name="Object1" text:anchor-type="as-char" svg:y="-0.377cm" svg:width="0.201cm" svg:height="0.467cm" draw:z-index="0"><draw:object xlink:href="./Object 1" xlink:type="simple" xlink:show="embed" xlink:actuate="onLoad"/><draw:image xlink:href="./ObjectReplacements/Object 1" xlink:type="simple" xlink:show="embed" xlink:actuate="onLoad"/></draw:frame><text:date style:data-style-name="N37" text:date-value="2019-10-19T15:34:17.117999950">19/10/19</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9T14:42:37.272000000</meta:creation-date>
    <dc:date>2019-10-19T15:34:17.005000000</dc:date>
    <meta:editing-duration>PT21M9S</meta:editing-duration>
    <meta:editing-cycles>1</meta:editing-cycles>
    <meta:document-statistic meta:table-count="0" meta:image-count="0" meta:object-count="1" meta:page-count="1" meta:paragraph-count="5" meta:word-count="109" meta:character-count="632" meta:non-whitespace-character-count="528"/>
    <meta:generator>LibreOffice/6.1.2.1$Windows_X86_64 LibreOffice_project/65905a128db06ba48db947242809d14d3f9a93fe</meta:generator>
  </office:meta>
</office:document-meta>
</file>

<file path=Object 1/content.xml><?xml version="1.0" encoding="utf-8"?>
<math xmlns="http://www.w3.org/1998/Math/MathML" display="block"/>
</file>